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ff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Respues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formula="of:=SUM([.C3:.C49])" office:value-type="float" office:value="150" calcext:value-type="float" table:number-columns-spanned="2" table:number-rows-spanned="3">
            <text:p>150</text:p>
          </table:table-cell>
          <table:covered-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8:00.032711714</meta:creation-date>
    <dc:date>2023-09-18T14:31:29.228110878</dc:date>
    <meta:editing-duration>PT13M28S</meta:editing-duration>
    <meta:editing-cycles>3</meta:editing-cycles>
    <meta:generator>LibreOffice/7.4.7.2$Linux_X86_64 LibreOffice_project/40$Build-2</meta:generator>
    <meta:document-statistic meta:table-count="1" meta:cell-count="92" meta:object-count="0"/>
  </office:meta>
</office:document-meta>
</file>